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ffffff" draw:marker-start-width="0.26cm" draw:marker-end-width="0.26cm" draw:fill="solid" draw:fill-color="#0069ff" draw:textarea-horizontal-align="justify" draw:textarea-vertical-align="middle" draw:auto-grow-height="false" fo:min-height="0.71cm" fo:min-width="0.46cm" fo:padding-top="0.145cm" fo:padding-bottom="0.145cm" fo:padding-left="0.27cm" fo:padding-right="0.27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4cm" svg:stroke-color="#ffffff" draw:marker-start-width="0.26cm" draw:marker-end-width="0.26cm" svg:stroke-opacity="100%" draw:fill="solid" draw:fill-color="#b2b2b2" draw:textarea-horizontal-align="justify" draw:textarea-vertical-align="middle" draw:auto-grow-height="false" fo:min-height="0.71cm" fo:min-width="0.46cm" fo:padding-top="0.145cm" fo:padding-bottom="0.145cm" fo:padding-left="0.27cm" fo:padding-right="0.27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25cm" loext:decorative="false"/>
      <style:paragraph-properties style:writing-mode="lr-tb"/>
    </style:style>
    <style:style style:name="gr4" style:family="graphic" style:parent-style-name="standard">
      <style:graphic-properties svg:stroke-width="0.04cm" svg:stroke-color="#ffffff" draw:marker-start-width="0.26cm" draw:marker-end-width="0.26cm" draw:fill="solid" draw:fill-color="#ff9600" draw:textarea-horizontal-align="justify" draw:textarea-vertical-align="middle" draw:auto-grow-height="false" fo:min-height="0.71cm" fo:min-width="0.46cm" fo:padding-top="0.145cm" fo:padding-bottom="0.145cm" fo:padding-left="0.27cm" fo:padding-right="0.27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4cm" svg:stroke-color="#ffffff" draw:marker-start-width="0.26cm" draw:marker-end-width="0.26cm" svg:stroke-opacity="100%" draw:fill="solid" draw:fill-color="#0069ff" draw:textarea-horizontal-align="justify" draw:textarea-vertical-align="middle" draw:auto-grow-height="false" fo:min-height="0.71cm" fo:min-width="0.46cm" fo:padding-top="0.145cm" fo:padding-bottom="0.145cm" fo:padding-left="0.27cm" fo:padding-right="0.27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4cm" svg:stroke-color="#ffffff" draw:marker-start-width="0.26cm" draw:marker-end-width="0.26cm" draw:fill="solid" draw:fill-color="#b2b2b2" draw:textarea-horizontal-align="justify" draw:textarea-vertical-align="middle" draw:auto-grow-height="false" fo:min-height="0.71cm" fo:min-width="0.46cm" fo:padding-top="0.145cm" fo:padding-bottom="0.145cm" fo:padding-left="0.27cm" fo:padding-right="0.27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4cm" svg:stroke-color="#ffffff" draw:marker-start-width="0.26cm" draw:marker-end-width="0.26cm" draw:fill="solid" draw:fill-color="#ff008d" draw:textarea-horizontal-align="justify" draw:textarea-vertical-align="middle" draw:auto-grow-height="false" fo:min-height="0.71cm" fo:min-width="0.46cm" fo:padding-top="0.145cm" fo:padding-bottom="0.145cm" fo:padding-left="0.27cm" fo:padding-right="0.27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4cm" svg:stroke-color="#ffffff" draw:marker-start-width="0.26cm" draw:marker-end-width="0.26cm" draw:fill="solid" draw:fill-color="#8000ff" draw:textarea-horizontal-align="justify" draw:textarea-vertical-align="middle" draw:auto-grow-height="false" fo:min-height="1.71cm" fo:min-width="0.46cm" fo:padding-top="0.145cm" fo:padding-bottom="0.145cm" fo:padding-left="0.27cm" fo:padding-right="0.27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4cm" svg:stroke-color="#ffffff" draw:marker-start-width="0.26cm" draw:marker-end-width="0.26cm" draw:fill="solid" draw:fill-color="#ff00e8" draw:textarea-horizontal-align="justify" draw:textarea-vertical-align="middle" draw:auto-grow-height="false" fo:min-height="0.71cm" fo:min-width="0.46cm" fo:padding-top="0.145cm" fo:padding-bottom="0.145cm" fo:padding-left="0.27cm" fo:padding-right="0.27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4cm" svg:stroke-color="#ffffff" draw:marker-start-width="0.26cm" draw:marker-end-width="0.26cm" draw:fill="solid" draw:fill-color="#00ffff" draw:textarea-horizontal-align="justify" draw:textarea-vertical-align="middle" draw:auto-grow-height="false" fo:min-height="0.71cm" fo:min-width="0.46cm" fo:padding-top="0.145cm" fo:padding-bottom="0.145cm" fo:padding-left="0.27cm" fo:padding-right="0.27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142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1.14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5cm" loext:decorative="false"/>
      <style:paragraph-properties style:writing-mode="lr-tb"/>
    </style:style>
    <style:style style:name="gr15" style:family="graphic" style:parent-style-name="standard">
      <style:graphic-properties svg:stroke-width="0.04cm" svg:stroke-color="#ffffff" draw:marker-start-width="0.26cm" draw:marker-end-width="0.26cm" draw:fill="solid" draw:fill-color="#00cc12" draw:textarea-horizontal-align="justify" draw:textarea-vertical-align="middle" draw:auto-grow-height="false" fo:min-height="1.71cm" fo:min-width="0.46cm" fo:padding-top="0.145cm" fo:padding-bottom="0.145cm" fo:padding-left="0.27cm" fo:padding-right="0.27cm" style:writing-mode="lr-tb" loext:decorative="false"/>
      <style:paragraph-properties style:writing-mode="lr-tb"/>
    </style:style>
    <style:style style:name="P1" style:family="paragraph">
      <loext:graphic-properties draw:fill="solid" draw:fill-color="#0069ff"/>
      <style:paragraph-properties fo:text-align="center" style:writing-mode="lr-tb"/>
      <style:text-properties fo:font-size="17.8999996185303pt"/>
    </style:style>
    <style:style style:name="P2" style:family="paragraph">
      <loext:graphic-properties draw:fill="solid" draw:fill-color="#b2b2b2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ffffff" loext:opacity="100%" style:font-name="Liberation Mono" fo:font-size="17.8999996185303pt" fo:font-weight="bold" fo:background-color="transparent" style:font-weight-asian="bold" style:font-weight-complex="bold"/>
    </style:style>
    <style:style style:name="P5" style:family="paragraph">
      <loext:graphic-properties draw:fill="solid" draw:fill-color="#ff9600"/>
      <style:paragraph-properties fo:text-align="center" style:writing-mode="lr-tb"/>
      <style:text-properties fo:font-size="17.8999996185303pt"/>
    </style:style>
    <style:style style:name="P6" style:family="paragraph">
      <loext:graphic-properties draw:fill="none" draw:fill-color="#ffffff"/>
      <style:paragraph-properties fo:text-align="center"/>
      <style:text-properties style:font-name="Liberation Mono" fo:font-size="17.8999996185303pt" fo:font-weight="bold" style:font-weight-asian="bold" style:font-weight-complex="bold"/>
    </style:style>
    <style:style style:name="P7" style:family="paragraph">
      <loext:graphic-properties draw:fill="solid" draw:fill-color="#0069ff"/>
      <style:paragraph-properties fo:text-align="center" style:writing-mode="lr-tb"/>
    </style:style>
    <style:style style:name="P8" style:family="paragraph">
      <loext:graphic-properties draw:fill="solid" draw:fill-color="#ff008d"/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text-align="center"/>
      <style:text-properties fo:color="#ffffff" loext:opacity="100%" style:font-name="Liberation Mono" fo:font-size="17.8999996185303pt" fo:font-weight="bold" style:font-weight-asian="bold" style:font-weight-complex="bold"/>
    </style:style>
    <style:style style:name="P10" style:family="paragraph">
      <loext:graphic-properties draw:fill="solid" draw:fill-color="#8000ff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fo:text-align="center"/>
      <style:text-properties fo:color="#ffffff" loext:opacity="100%" style:font-name="Liberation Mono" fo:font-size="15.8999996185303pt" fo:font-weight="bold" style:font-size-asian="16pt" style:font-weight-asian="bold" style:font-size-complex="16pt" style:font-weight-complex="bold"/>
    </style:style>
    <style:style style:name="P12" style:family="paragraph">
      <loext:graphic-properties draw:fill="solid" draw:fill-color="#ff00e8"/>
      <style:paragraph-properties fo:text-align="center" style:writing-mode="lr-tb"/>
    </style:style>
    <style:style style:name="P13" style:family="paragraph">
      <loext:graphic-properties draw:fill="solid" draw:fill-color="#ff9600"/>
      <style:paragraph-properties fo:text-align="center" style:writing-mode="lr-tb"/>
    </style:style>
    <style:style style:name="P14" style:family="paragraph">
      <loext:graphic-properties draw:fill="solid" draw:fill-color="#00ffff"/>
      <style:paragraph-properties fo:text-align="center" style:writing-mode="lr-tb"/>
    </style:style>
    <style:style style:name="P15" style:family="paragraph">
      <loext:graphic-properties draw:fill="none" draw:fill-color="#ffffff"/>
      <style:paragraph-properties fo:text-align="center"/>
      <style:text-properties fo:color="#000000" loext:opacity="100%" style:font-name="Liberation Mono" fo:font-size="17.8999996185303pt"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size="17.8999996185303pt"/>
    </style:style>
    <style:style style:name="P17" style:family="paragraph">
      <style:paragraph-properties fo:margin-left="0cm" fo:margin-right="0cm" fo:margin-top="0.42cm" fo:margin-bottom="0.35cm" fo:line-height="100%" fo:text-indent="0cm"/>
    </style:style>
    <style:style style:name="P18" style:family="paragraph">
      <loext:graphic-properties draw:fill="none" draw:fill-color="#ffffff"/>
      <style:paragraph-properties fo:margin-top="0.42cm" fo:margin-bottom="0.35cm"/>
      <style:text-properties fo:font-size="17.8999996185303pt"/>
    </style:style>
    <style:style style:name="P19" style:family="paragraph">
      <style:paragraph-properties fo:margin-top="0.42cm" fo:margin-bottom="0.35cm"/>
    </style:style>
    <style:style style:name="P20" style:family="paragraph">
      <loext:graphic-properties draw:fill="none" draw:fill-color="#ffffff"/>
      <style:paragraph-properties fo:margin-top="0.42cm" fo:margin-bottom="0.35cm"/>
      <style:text-properties fo:font-size="9.89999961853027pt" style:font-size-asian="10pt" style:font-size-complex="10pt"/>
    </style:style>
    <style:style style:name="P21" style:family="paragraph">
      <style:paragraph-properties fo:margin-top="0.42cm" fo:margin-bottom="0.35cm" fo:text-align="start"/>
    </style:style>
    <style:style style:name="P22" style:family="paragraph">
      <loext:graphic-properties draw:fill="none" draw:fill-color="#ffffff"/>
      <style:paragraph-properties fo:margin-top="0.42cm" fo:margin-bottom="0.35cm" fo:text-align="start"/>
      <style:text-properties fo:font-size="9.89999961853027pt" style:font-size-asian="10pt" style:font-size-complex="10pt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9.89999961853027pt" style:font-size-asian="10pt" style:font-size-complex="10pt"/>
    </style:style>
    <style:style style:name="P25" style:family="paragraph">
      <loext:graphic-properties draw:fill="solid" draw:fill-color="#00cc12"/>
      <style:paragraph-properties fo:text-align="center" style:writing-mode="lr-tb"/>
      <style:text-properties fo:font-size="17.8999996185303pt"/>
    </style:style>
    <style:style style:name="P26" style:family="paragraph">
      <loext:graphic-properties draw:fill="solid" draw:fill-color="#ff008d"/>
      <style:paragraph-properties fo:text-align="center" style:writing-mode="lr-tb"/>
      <style:text-properties fo:font-size="17.8999996185303pt"/>
    </style:style>
    <style:style style:name="P27" style:family="paragraph">
      <loext:graphic-properties draw:fill="solid" draw:fill-color="#8000ff"/>
      <style:paragraph-properties fo:text-align="center" style:writing-mode="lr-tb"/>
      <style:text-properties fo:font-size="17.8999996185303pt"/>
    </style:style>
    <style:style style:name="P28" style:family="paragraph">
      <loext:graphic-properties draw:fill="solid" draw:fill-color="#00cc12"/>
      <style:paragraph-properties fo:text-align="center" style:writing-mode="lr-tb"/>
    </style:style>
    <style:style style:name="T1" style:family="text">
      <style:text-properties fo:color="#ffffff" loext:opacity="100%" style:font-name="Liberation Mono" fo:font-size="12pt" fo:font-weight="bold" fo:background-color="transparent" style:font-size-asian="12pt" style:font-weight-asian="bold" style:font-size-complex="12pt" style:font-weight-complex="bold"/>
    </style:style>
    <style:style style:name="T2" style:family="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ffffff" loext:opacity="100%" style:font-name="Liberation Mono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ffffff" loext:opacity="100%" style:font-name="Liberation Mono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loext:opacity="100%" style:font-name="Liberation Mono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1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1cm" svg:x="15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cm" svg:height="1cm" svg:x="17cm" svg:y="1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4.75cm" svg:y="2cm">
          <draw:text-box>
            <text:p text:style-name="P3"><text:span text:style-name="T1">CLB</text:span></text:p>
          </draw:text-box>
        </draw:frame>
        <draw:custom-shape draw:style-name="gr4" draw:text-style-name="P5" draw:layer="layout" svg:width="1cm" svg:height="1cm" svg:x="14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1.5cm" svg:height="1.5cm" svg:x="13.75cm" svg:y="2cm">
          <draw:text-box>
            <text:p text:style-name="P3"><text:span text:style-name="T2">IO</text:span></text:p>
          </draw:text-box>
        </draw:frame>
        <draw:custom-shape draw:style-name="gr4" draw:text-style-name="P5" draw:layer="layout" svg:width="1cm" svg:height="1cm" svg:x="14cm" svg:y="3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1.5cm" svg:height="1.5cm" svg:x="13.75cm" svg:y="3cm">
          <draw:text-box>
            <text:p text:style-name="P3"><text:span text:style-name="T2">IO</text:span></text:p>
          </draw:text-box>
        </draw:frame>
        <draw:custom-shape draw:style-name="gr1" draw:text-style-name="P1" draw:layer="layout" svg:width="1cm" svg:height="1cm" svg:x="15cm" svg:y="3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5cm" svg:height="1.5cm" svg:x="14.75cm" svg:y="3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6cm" svg:y="2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5.75cm" svg:y="2cm">
          <draw:text-box>
            <text:p text:style-name="P3"><text:span text:style-name="T1">CLB</text:span></text:p>
          </draw:text-box>
        </draw:frame>
        <draw:custom-shape draw:style-name="gr5" draw:text-style-name="P7" draw:layer="layout" svg:width="1cm" svg:height="1cm" svg:x="17cm" svg:y="2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6.75cm" svg:y="2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6cm" svg:y="3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5.75cm" svg:y="3cm">
          <draw:text-box>
            <text:p text:style-name="P3"><text:span text:style-name="T1">CLB</text:span></text:p>
          </draw:text-box>
        </draw:frame>
        <draw:custom-shape draw:style-name="gr5" draw:text-style-name="P7" draw:layer="layout" svg:width="1cm" svg:height="1cm" svg:x="17cm" svg:y="3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6.75cm" svg:y="3cm">
          <draw:text-box>
            <text:p text:style-name="P3"><text:span text:style-name="T1">CLB</text:span></text:p>
          </draw:text-box>
        </draw:frame>
        <draw:custom-shape draw:style-name="gr6" draw:text-style-name="P2" draw:layer="layout" svg:width="1cm" svg:height="1cm" svg:x="19cm" svg:y="1.2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18.75cm" svg:y="1cm">
          <draw:text-box>
            <text:p text:style-name="P3"><text:span text:style-name="T3">TER</text:span><text:span text:style-name="T3">M</text:span></text:p>
          </draw:text-box>
        </draw:frame>
        <draw:custom-shape draw:style-name="gr6" draw:text-style-name="P2" draw:layer="layout" svg:width="1cm" svg:height="1cm" svg:x="20cm" svg:y="1.2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19.75cm" svg:y="1cm">
          <draw:text-box>
            <text:p text:style-name="P3"><text:span text:style-name="T3">TER</text:span><text:span text:style-name="T3">M</text:span></text:p>
          </draw:text-box>
        </draw:frame>
        <draw:custom-shape draw:style-name="gr6" draw:text-style-name="P2" draw:layer="layout" svg:width="1cm" svg:height="1cm" svg:x="24cm" svg:y="1.2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23.75cm" svg:y="1cm">
          <draw:text-box>
            <text:p text:style-name="P3"><text:span text:style-name="T3">TER</text:span><text:span text:style-name="T3">M</text:span></text:p>
          </draw:text-box>
        </draw:frame>
        <draw:custom-shape draw:style-name="gr6" draw:text-style-name="P2" draw:layer="layout" svg:width="1cm" svg:height="1cm" svg:x="25cm" svg:y="1.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1cm" svg:x="27cm" svg:y="1.2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26.75cm" svg:y="1cm">
          <draw:text-box>
            <text:p text:style-name="P3"><text:span text:style-name="T3">TERM</text:span></text:p>
          </draw:text-box>
        </draw:frame>
        <draw:custom-shape draw:style-name="gr1" draw:text-style-name="P7" draw:layer="layout" svg:width="1cm" svg:height="1cm" svg:x="19cm" svg:y="2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8.75cm" svg:y="2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0cm" svg:y="2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9.75cm" svg:y="2cm">
          <draw:text-box>
            <text:p text:style-name="P3"><text:span text:style-name="T1">CL</text:span><text:span text:style-name="T1">B</text:span></text:p>
          </draw:text-box>
        </draw:frame>
        <draw:custom-shape draw:style-name="gr1" draw:text-style-name="P7" draw:layer="layout" svg:width="1cm" svg:height="1cm" svg:x="19cm" svg:y="3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8.75cm" svg:y="3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0cm" svg:y="3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9.75cm" svg:y="3cm">
          <draw:text-box>
            <text:p text:style-name="P3"><text:span text:style-name="T1">CL</text:span><text:span text:style-name="T1">B</text:span></text:p>
          </draw:text-box>
        </draw:frame>
        <draw:custom-shape draw:style-name="gr1" draw:text-style-name="P7" draw:layer="layout" svg:width="1cm" svg:height="1cm" svg:x="24cm" svg:y="2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3.75cm" svg:y="2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5cm" svg:y="2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4.75cm" svg:y="2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4cm" svg:y="3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3.75cm" svg:y="3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5cm" svg:y="3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4.75cm" svg:y="3cm">
          <draw:text-box>
            <text:p text:style-name="P3"><text:span text:style-name="T1">CL</text:span><text:span text:style-name="T1">B</text:span></text:p>
          </draw:text-box>
        </draw:frame>
        <draw:frame draw:style-name="gr3" draw:text-style-name="P6" draw:layer="layout" svg:width="1.5cm" svg:height="1.5cm" svg:x="16.75cm" svg:y="1cm">
          <draw:text-box>
            <text:p text:style-name="P3"><text:span text:style-name="T3">TER</text:span><text:span text:style-name="T3">M</text:span></text:p>
          </draw:text-box>
        </draw:frame>
        <draw:frame draw:style-name="gr3" draw:text-style-name="P6" draw:layer="layout" svg:width="1.5cm" svg:height="1.5cm" svg:x="13.75cm" svg:y="1cm">
          <draw:text-box>
            <text:p text:style-name="P3"><text:span text:style-name="T3">NUL</text:span><text:span text:style-name="T3">L</text:span></text:p>
          </draw:text-box>
        </draw:frame>
        <draw:frame draw:style-name="gr3" draw:text-style-name="P6" draw:layer="layout" svg:width="1.5cm" svg:height="1.5cm" svg:x="13.75cm" svg:y="18cm">
          <draw:text-box>
            <text:p text:style-name="P3"><text:span text:style-name="T3">NULL</text:span></text:p>
          </draw:text-box>
        </draw:frame>
        <draw:custom-shape draw:style-name="gr6" draw:text-style-name="P2" draw:layer="layout" svg:width="1cm" svg:height="1cm" svg:x="15cm" svg:y="18.2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14.75cm" svg:y="18cm">
          <draw:text-box>
            <text:p text:style-name="P3"><text:span text:style-name="T3">TERM</text:span></text:p>
          </draw:text-box>
        </draw:frame>
        <draw:custom-shape draw:style-name="gr6" draw:text-style-name="P2" draw:layer="layout" svg:width="1cm" svg:height="1cm" svg:x="27cm" svg:y="18.2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26.75cm" svg:y="18cm">
          <draw:text-box>
            <text:p text:style-name="P3"><text:span text:style-name="T3">TERM</text:span></text:p>
          </draw:text-box>
        </draw:frame>
        <draw:custom-shape draw:style-name="gr7" draw:text-style-name="P8" draw:layer="layout" svg:width="1cm" svg:height="1cm" svg:x="18cm" svg:y="2.2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1.5cm" svg:height="1.5cm" svg:x="17.75cm" svg:y="2cm">
          <draw:text-box>
            <text:p text:style-name="P3"><text:span text:style-name="T4">REG</text:span></text:p>
          </draw:text-box>
        </draw:frame>
        <draw:custom-shape draw:style-name="gr7" draw:text-style-name="P8" draw:layer="layout" svg:width="1cm" svg:height="1cm" svg:x="18cm" svg:y="3.2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1.5cm" svg:height="1.5cm" svg:x="17.75cm" svg:y="3cm">
          <draw:text-box>
            <text:p text:style-name="P3"><text:span text:style-name="T4">REG</text:span></text:p>
          </draw:text-box>
        </draw:frame>
        <draw:custom-shape draw:style-name="gr8" draw:text-style-name="P10" draw:layer="layout" svg:width="1cm" svg:height="2cm" svg:x="23cm" svg:y="2.2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2.5cm" svg:height="1.5cm" draw:transform="rotate (1.5707963267949) translate (22.75cm 4.5cm)">
          <draw:text-box>
            <text:p text:style-name="P3"><text:span text:style-name="T5">MA</text:span><text:span text:style-name="T5">C</text:span></text:p>
          </draw:text-box>
        </draw:frame>
        <draw:custom-shape draw:style-name="gr6" draw:text-style-name="P2" draw:layer="layout" svg:width="1cm" svg:height="1cm" svg:x="23cm" svg:y="18.2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22.75cm" svg:y="18cm">
          <draw:text-box>
            <text:p text:style-name="P3"><text:span text:style-name="T3">TERM</text:span></text:p>
          </draw:text-box>
        </draw:frame>
        <draw:custom-shape draw:style-name="gr6" draw:text-style-name="P2" draw:layer="layout" svg:width="1cm" svg:height="1cm" svg:x="18cm" svg:y="18.2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17.75cm" svg:y="18cm">
          <draw:text-box>
            <text:p text:style-name="P3"><text:span text:style-name="T3">TERM</text:span></text:p>
          </draw:text-box>
        </draw:frame>
        <draw:custom-shape draw:style-name="gr6" draw:text-style-name="P2" draw:layer="layout" svg:width="1cm" svg:height="1cm" svg:x="18cm" svg:y="1.2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17.75cm" svg:y="1cm">
          <draw:text-box>
            <text:p text:style-name="P3"><text:span text:style-name="T3">TER</text:span><text:span text:style-name="T3">M</text:span></text:p>
          </draw:text-box>
        </draw:frame>
        <draw:custom-shape draw:style-name="gr6" draw:text-style-name="P2" draw:layer="layout" svg:width="1cm" svg:height="1cm" svg:x="23cm" svg:y="1.2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22.75cm" svg:y="1cm">
          <draw:text-box>
            <text:p text:style-name="P3"><text:span text:style-name="T3">TER</text:span><text:span text:style-name="T3">M</text:span></text:p>
          </draw:text-box>
        </draw:frame>
        <draw:custom-shape draw:style-name="gr8" draw:text-style-name="P10" draw:layer="layout" svg:width="1cm" svg:height="2cm" draw:transform="rotate (-1.5707963267949) translate (6.497cm 8.747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cm" svg:height="1cm" svg:x="5.497cm" svg:y="11.2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2.5cm" svg:height="1.5cm" svg:x="4.247cm" svg:y="8.497cm">
          <draw:text-box>
            <text:p text:style-name="P3"><text:span text:style-name="T5">MAC</text:span></text:p>
          </draw:text-box>
        </draw:frame>
        <draw:custom-shape draw:style-name="gr4" draw:text-style-name="P13" draw:layer="layout" svg:width="1cm" svg:height="1cm" svg:x="5.497cm" svg:y="4.997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5.247cm" svg:y="4.75cm">
          <draw:text-box>
            <text:p text:style-name="P3"><text:span text:style-name="T2">IO</text:span></text:p>
          </draw:text-box>
        </draw:frame>
        <draw:custom-shape draw:style-name="gr1" draw:text-style-name="P7" draw:layer="layout" svg:width="1cm" svg:height="1cm" svg:x="5.497cm" svg:y="6.24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5.247cm" svg:y="5.997cm">
          <draw:text-box>
            <text:p text:style-name="P3"><text:span text:style-name="T1">CLB</text:span></text:p>
          </draw:text-box>
        </draw:frame>
        <draw:frame draw:style-name="gr3" draw:text-style-name="P6" draw:layer="layout" svg:width="1.5cm" svg:height="1.5cm" svg:x="5.247cm" svg:y="11cm">
          <draw:text-box>
            <text:p text:style-name="P3"><text:span text:style-name="T2">ADC</text:span></text:p>
          </draw:text-box>
        </draw:frame>
        <draw:custom-shape draw:style-name="gr7" draw:text-style-name="P8" draw:layer="layout" svg:width="1cm" svg:height="1cm" svg:x="5.497cm" svg:y="7.497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1.5cm" svg:height="1.5cm" svg:x="5.247cm" svg:y="7.247cm">
          <draw:text-box>
            <text:p text:style-name="P3"><text:span text:style-name="T4">REG</text:span></text:p>
          </draw:text-box>
        </draw:frame>
        <draw:frame draw:style-name="gr3" draw:text-style-name="P6" draw:layer="layout" svg:width="1.5cm" svg:height="1.5cm" svg:x="5.247cm" svg:y="14.75cm">
          <draw:text-box>
            <text:p text:style-name="P3"><text:span text:style-name="T3">NULL</text:span></text:p>
          </draw:text-box>
        </draw:frame>
        <draw:custom-shape draw:style-name="gr6" draw:text-style-name="P2" draw:layer="layout" svg:width="1cm" svg:height="1cm" svg:x="5.497cm" svg:y="13.7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5.247cm" svg:y="13.501cm">
          <draw:text-box>
            <text:p text:style-name="P3"><text:span text:style-name="T3">TERM</text:span></text:p>
          </draw:text-box>
        </draw:frame>
        <draw:custom-shape draw:style-name="gr10" draw:text-style-name="P14" draw:layer="layout" svg:width="1cm" svg:height="1cm" svg:x="5.497cm" svg:y="12.5cm">
          <text:p/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1.5cm" svg:height="1.5cm" svg:x="5.247cm" svg:y="12.25cm">
          <draw:text-box>
            <text:p text:style-name="P3"><text:span text:style-name="T6">DAC</text:span></text:p>
          </draw:text-box>
        </draw:frame>
        <draw:frame draw:style-name="gr11" draw:text-style-name="P16" draw:layer="layout" svg:width="5.753cm" svg:height="1cm" svg:x="6.747cm" svg:y="13.75cm">
          <draw:text-box>
            <text:p><text:span text:style-name="T7">Termination</text:span></text:p>
          </draw:text-box>
        </draw:frame>
        <draw:frame draw:style-name="gr11" draw:text-style-name="P16" draw:layer="layout" svg:width="5.503cm" svg:height="1cm" svg:x="6.747cm" svg:y="15cm">
          <draw:text-box>
            <text:p><text:span text:style-name="T7">No tile</text:span></text:p>
          </draw:text-box>
        </draw:frame>
        <draw:frame draw:style-name="gr11" draw:text-style-name="P18" draw:layer="layout" svg:width="7cm" svg:height="1cm" svg:x="6.747cm" svg:y="6.247cm">
          <draw:text-box>
            <text:p text:style-name="P17"><text:span text:style-name="T8">8 × </text:span><text:span text:style-name="T8">LU</text:span><text:span text:style-name="T8">T4 </text:span><text:span text:style-name="T8">+ </text:span><text:span text:style-name="T8">FF</text:span></text:p>
          </draw:text-box>
        </draw:frame>
        <draw:frame draw:style-name="gr11" draw:text-style-name="P18" draw:layer="layout" svg:width="7cm" svg:height="1cm" svg:x="6.747cm" svg:y="4.997cm">
          <draw:text-box>
            <text:p text:style-name="P19"><text:span text:style-name="T7">4 × </text:span><text:span text:style-name="T7">Inp</text:span><text:span text:style-name="T7">ut / </text:span><text:span text:style-name="T7">Ou</text:span><text:span text:style-name="T7">tpu</text:span><text:span text:style-name="T7">t</text:span></text:p>
          </draw:text-box>
        </draw:frame>
        <draw:frame draw:style-name="gr12" draw:text-style-name="P20" draw:layer="layout" svg:width="5.503cm" svg:height="1.392cm" svg:x="6.75cm" svg:y="9.858cm">
          <draw:text-box>
            <text:p><text:span text:style-name="T8">32 </text:span><text:span text:style-name="T7">× 256 bit, 1rw1r</text:span></text:p>
          </draw:text-box>
        </draw:frame>
        <draw:frame draw:style-name="gr12" draw:text-style-name="P22" draw:layer="layout" svg:width="6.003cm" svg:height="1.392cm" svg:x="6.747cm" svg:y="8.5cm">
          <draw:text-box>
            <text:p text:style-name="P21"><text:span text:style-name="T7">8 bit ⋅ 8 bit + 20 bit</text:span></text:p>
          </draw:text-box>
        </draw:frame>
        <draw:frame draw:style-name="gr12" draw:text-style-name="P20" draw:layer="layout" svg:width="5.253cm" svg:height="1.392cm" svg:x="6.747cm" svg:y="7.25cm">
          <draw:text-box>
            <text:p text:style-name="P19"><text:span text:style-name="T8">4 × </text:span><text:span text:style-name="T7">32 bit, 2r1w</text:span></text:p>
          </draw:text-box>
        </draw:frame>
        <draw:frame draw:style-name="gr13" draw:text-style-name="P24" draw:layer="layout" svg:width="5.253cm" svg:height="1.392cm" svg:x="6.747cm" svg:y="11.003cm">
          <draw:text-box>
            <text:p text:style-name="P23"><text:span text:style-name="T7">12 bit SAR-ADC</text:span></text:p>
          </draw:text-box>
        </draw:frame>
        <draw:frame draw:style-name="gr14" draw:text-style-name="P20" draw:layer="layout" svg:width="5.003cm" svg:height="1cm" svg:x="6.747cm" svg:y="12.503cm">
          <draw:text-box>
            <text:p><text:span text:style-name="T7">8 bit R-DAC</text:span></text:p>
          </draw:text-box>
        </draw:frame>
        <draw:custom-shape draw:style-name="gr1" draw:text-style-name="P1" draw:layer="layout" svg:width="1cm" svg:height="1cm" svg:x="1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5" draw:layer="layout" svg:width="1cm" svg:height="2cm" svg:x="27cm" svg:y="4.2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2.5cm" svg:height="1.5cm" draw:transform="rotate (1.5707963267949) translate (26.75cm 6.5cm)">
          <draw:text-box>
            <text:p text:style-name="P3"><text:span text:style-name="T5">BRAM</text:span></text:p>
          </draw:text-box>
        </draw:frame>
        <draw:frame draw:style-name="gr3" draw:text-style-name="P4" draw:layer="layout" svg:width="1.5cm" svg:height="1.5cm" svg:x="14.75cm" svg:y="4cm">
          <draw:text-box>
            <text:p text:style-name="P3"><text:span text:style-name="T1">CLB</text:span></text:p>
          </draw:text-box>
        </draw:frame>
        <draw:custom-shape draw:style-name="gr4" draw:text-style-name="P5" draw:layer="layout" svg:width="1cm" svg:height="1cm" svg:x="14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1.5cm" svg:height="1.5cm" svg:x="13.75cm" svg:y="4cm">
          <draw:text-box>
            <text:p text:style-name="P3"><text:span text:style-name="T2">IO</text:span></text:p>
          </draw:text-box>
        </draw:frame>
        <draw:custom-shape draw:style-name="gr4" draw:text-style-name="P5" draw:layer="layout" svg:width="1cm" svg:height="1cm" svg:x="14cm" svg:y="5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1.5cm" svg:height="1.5cm" svg:x="13.75cm" svg:y="5.002cm">
          <draw:text-box>
            <text:p text:style-name="P3"><text:span text:style-name="T2">IO</text:span></text:p>
          </draw:text-box>
        </draw:frame>
        <draw:custom-shape draw:style-name="gr1" draw:text-style-name="P1" draw:layer="layout" svg:width="1cm" svg:height="1cm" svg:x="15cm" svg:y="5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5cm" svg:height="1.5cm" svg:x="14.75cm" svg:y="5.002cm">
          <draw:text-box>
            <text:p text:style-name="P3"><text:span text:style-name="T1">CLB</text:span></text:p>
          </draw:text-box>
        </draw:frame>
        <draw:custom-shape draw:style-name="gr1" draw:text-style-name="P1" draw:layer="layout" svg:width="1cm" svg:height="1cm" svg:x="16cm" svg:y="4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5.75cm" svg:y="4cm">
          <draw:text-box>
            <text:p text:style-name="P3"><text:span text:style-name="T1">CLB</text:span></text:p>
          </draw:text-box>
        </draw:frame>
        <draw:custom-shape draw:style-name="gr5" draw:text-style-name="P1" draw:layer="layout" svg:width="1cm" svg:height="1cm" svg:x="17cm" svg:y="4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6.75cm" svg:y="4cm">
          <draw:text-box>
            <text:p text:style-name="P3"><text:span text:style-name="T1">CLB</text:span></text:p>
          </draw:text-box>
        </draw:frame>
        <draw:custom-shape draw:style-name="gr1" draw:text-style-name="P1" draw:layer="layout" svg:width="1cm" svg:height="1cm" svg:x="16cm" svg:y="5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5.75cm" svg:y="5.002cm">
          <draw:text-box>
            <text:p text:style-name="P3"><text:span text:style-name="T1">CLB</text:span></text:p>
          </draw:text-box>
        </draw:frame>
        <draw:custom-shape draw:style-name="gr5" draw:text-style-name="P1" draw:layer="layout" svg:width="1cm" svg:height="1cm" svg:x="17cm" svg:y="5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6.75cm" svg:y="5.002cm">
          <draw:text-box>
            <text:p text:style-name="P3"><text:span text:style-name="T1">CL</text:span><text:span text:style-name="T1">B</text:span></text:p>
          </draw:text-box>
        </draw:frame>
        <draw:custom-shape draw:style-name="gr1" draw:text-style-name="P1" draw:layer="layout" svg:width="1cm" svg:height="1cm" svg:x="19cm" svg:y="4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8.75cm" svg:y="4cm">
          <draw:text-box>
            <text:p text:style-name="P3"><text:span text:style-name="T1">CL</text:span><text:span text:style-name="T1">B</text:span></text:p>
          </draw:text-box>
        </draw:frame>
        <draw:custom-shape draw:style-name="gr1" draw:text-style-name="P1" draw:layer="layout" svg:width="1cm" svg:height="1cm" svg:x="20cm" svg:y="4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9.75cm" svg:y="4cm">
          <draw:text-box>
            <text:p text:style-name="P3"><text:span text:style-name="T1">CL</text:span><text:span text:style-name="T1">B</text:span></text:p>
          </draw:text-box>
        </draw:frame>
        <draw:custom-shape draw:style-name="gr1" draw:text-style-name="P1" draw:layer="layout" svg:width="1cm" svg:height="1cm" svg:x="19cm" svg:y="5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8.75cm" svg:y="5.002cm">
          <draw:text-box>
            <text:p text:style-name="P3"><text:span text:style-name="T1">CLB</text:span></text:p>
          </draw:text-box>
        </draw:frame>
        <draw:custom-shape draw:style-name="gr1" draw:text-style-name="P1" draw:layer="layout" svg:width="1cm" svg:height="1cm" svg:x="20cm" svg:y="5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9.75cm" svg:y="5.002cm">
          <draw:text-box>
            <text:p text:style-name="P3"><text:span text:style-name="T1">CLB</text:span></text:p>
          </draw:text-box>
        </draw:frame>
        <draw:custom-shape draw:style-name="gr1" draw:text-style-name="P1" draw:layer="layout" svg:width="1cm" svg:height="1cm" svg:x="24cm" svg:y="4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3.75cm" svg:y="4cm">
          <draw:text-box>
            <text:p text:style-name="P3"><text:span text:style-name="T1">CLB</text:span></text:p>
          </draw:text-box>
        </draw:frame>
        <draw:custom-shape draw:style-name="gr1" draw:text-style-name="P1" draw:layer="layout" svg:width="1cm" svg:height="1cm" svg:x="25cm" svg:y="4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4.75cm" svg:y="4cm">
          <draw:text-box>
            <text:p text:style-name="P3"><text:span text:style-name="T1">CLB</text:span></text:p>
          </draw:text-box>
        </draw:frame>
        <draw:custom-shape draw:style-name="gr1" draw:text-style-name="P1" draw:layer="layout" svg:width="1cm" svg:height="1cm" svg:x="24cm" svg:y="5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3.75cm" svg:y="5.002cm">
          <draw:text-box>
            <text:p text:style-name="P3"><text:span text:style-name="T1">CLB</text:span></text:p>
          </draw:text-box>
        </draw:frame>
        <draw:custom-shape draw:style-name="gr1" draw:text-style-name="P1" draw:layer="layout" svg:width="1cm" svg:height="1cm" svg:x="25cm" svg:y="5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4.75cm" svg:y="5.002cm">
          <draw:text-box>
            <text:p text:style-name="P3"><text:span text:style-name="T1">CLB</text:span></text:p>
          </draw:text-box>
        </draw:frame>
        <draw:custom-shape draw:style-name="gr7" draw:text-style-name="P26" draw:layer="layout" svg:width="1cm" svg:height="1cm" svg:x="18cm" svg:y="4.2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1.5cm" svg:height="1.5cm" svg:x="17.75cm" svg:y="4cm">
          <draw:text-box>
            <text:p text:style-name="P3"><text:span text:style-name="T4">RE</text:span><text:span text:style-name="T4">G</text:span></text:p>
          </draw:text-box>
        </draw:frame>
        <draw:custom-shape draw:style-name="gr7" draw:text-style-name="P26" draw:layer="layout" svg:width="1cm" svg:height="1cm" svg:x="18cm" svg:y="5.2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1.5cm" svg:height="1.5cm" svg:x="17.75cm" svg:y="5.002cm">
          <draw:text-box>
            <text:p text:style-name="P3"><text:span text:style-name="T4">REG</text:span></text:p>
          </draw:text-box>
        </draw:frame>
        <draw:custom-shape draw:style-name="gr8" draw:text-style-name="P27" draw:layer="layout" svg:width="1cm" svg:height="2cm" svg:x="23cm" svg:y="4.2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2.5cm" svg:height="1.5cm" draw:transform="rotate (1.5707963267949) translate (22.75cm 6.5cm)">
          <draw:text-box>
            <text:p text:style-name="P3"><text:span text:style-name="T5">MAC</text:span></text:p>
          </draw:text-box>
        </draw:frame>
        <draw:custom-shape draw:style-name="gr15" draw:text-style-name="P28" draw:layer="layout" svg:width="1cm" svg:height="2cm" svg:x="27cm" svg:y="2.2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2.5cm" svg:height="1.5cm" draw:transform="rotate (1.5707963267949) translate (26.75cm 4.5cm)">
          <draw:text-box>
            <text:p text:style-name="P3"><text:span text:style-name="T5">BR</text:span><text:span text:style-name="T5">AM</text:span></text:p>
          </draw:text-box>
        </draw:frame>
        <draw:custom-shape draw:style-name="gr1" draw:text-style-name="P7" draw:layer="layout" svg:width="1cm" svg:height="1cm" svg:x="15cm" svg:y="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5cm" svg:height="1.5cm" svg:x="14.75cm" svg:y="6cm">
          <draw:text-box>
            <text:p text:style-name="P3"><text:span text:style-name="T1">CLB</text:span></text:p>
          </draw:text-box>
        </draw:frame>
        <draw:custom-shape draw:style-name="gr4" draw:text-style-name="P13" draw:layer="layout" svg:width="1cm" svg:height="1cm" svg:x="14cm" svg:y="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1.5cm" svg:height="1.5cm" svg:x="13.75cm" svg:y="6cm">
          <draw:text-box>
            <text:p text:style-name="P3"><text:span text:style-name="T2">IO</text:span></text:p>
          </draw:text-box>
        </draw:frame>
        <draw:custom-shape draw:style-name="gr4" draw:text-style-name="P13" draw:layer="layout" svg:width="1cm" svg:height="1cm" svg:x="14cm" svg:y="7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1.5cm" svg:height="1.5cm" svg:x="13.75cm" svg:y="7cm">
          <draw:text-box>
            <text:p text:style-name="P3"><text:span text:style-name="T2">IO</text:span></text:p>
          </draw:text-box>
        </draw:frame>
        <draw:custom-shape draw:style-name="gr1" draw:text-style-name="P7" draw:layer="layout" svg:width="1cm" svg:height="1cm" svg:x="15cm" svg:y="7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5cm" svg:height="1.5cm" svg:x="14.75cm" svg:y="7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6cm" svg:y="6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5.75cm" svg:y="6cm">
          <draw:text-box>
            <text:p text:style-name="P3"><text:span text:style-name="T1">CL</text:span><text:span text:style-name="T1">B</text:span></text:p>
          </draw:text-box>
        </draw:frame>
        <draw:custom-shape draw:style-name="gr5" draw:text-style-name="P7" draw:layer="layout" svg:width="1cm" svg:height="1cm" svg:x="17cm" svg:y="6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6.75cm" svg:y="6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6cm" svg:y="7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5.75cm" svg:y="7cm">
          <draw:text-box>
            <text:p text:style-name="P3"><text:span text:style-name="T1">CLB</text:span></text:p>
          </draw:text-box>
        </draw:frame>
        <draw:custom-shape draw:style-name="gr5" draw:text-style-name="P7" draw:layer="layout" svg:width="1cm" svg:height="1cm" svg:x="17cm" svg:y="7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6.75cm" svg:y="7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9cm" svg:y="6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8.75cm" svg:y="6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0cm" svg:y="6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9.75cm" svg:y="6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9cm" svg:y="7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8.75cm" svg:y="7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0cm" svg:y="7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9.75cm" svg:y="7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4cm" svg:y="6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3.75cm" svg:y="6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5cm" svg:y="6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4.75cm" svg:y="6cm">
          <draw:text-box>
            <text:p text:style-name="P3"><text:span text:style-name="T1">CL</text:span><text:span text:style-name="T1">B</text:span></text:p>
          </draw:text-box>
        </draw:frame>
        <draw:custom-shape draw:style-name="gr1" draw:text-style-name="P7" draw:layer="layout" svg:width="1cm" svg:height="1cm" svg:x="24cm" svg:y="7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3.75cm" svg:y="7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5cm" svg:y="7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4.75cm" svg:y="7cm">
          <draw:text-box>
            <text:p text:style-name="P3"><text:span text:style-name="T1">CLB</text:span></text:p>
          </draw:text-box>
        </draw:frame>
        <draw:custom-shape draw:style-name="gr7" draw:text-style-name="P8" draw:layer="layout" svg:width="1cm" svg:height="1cm" svg:x="18cm" svg:y="6.2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1.5cm" svg:height="1.5cm" svg:x="17.75cm" svg:y="6cm">
          <draw:text-box>
            <text:p text:style-name="P3"><text:span text:style-name="T4">REG</text:span></text:p>
          </draw:text-box>
        </draw:frame>
        <draw:custom-shape draw:style-name="gr7" draw:text-style-name="P8" draw:layer="layout" svg:width="1cm" svg:height="1cm" svg:x="18cm" svg:y="7.2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1.5cm" svg:height="1.5cm" svg:x="17.75cm" svg:y="7cm">
          <draw:text-box>
            <text:p text:style-name="P3"><text:span text:style-name="T4">REG</text:span></text:p>
          </draw:text-box>
        </draw:frame>
        <draw:custom-shape draw:style-name="gr8" draw:text-style-name="P10" draw:layer="layout" svg:width="1cm" svg:height="2cm" svg:x="23cm" svg:y="6.2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2.5cm" svg:height="1.5cm" draw:transform="rotate (1.5707963267949) translate (22.75cm 8.5cm)">
          <draw:text-box>
            <text:p text:style-name="P3"><text:span text:style-name="T5">MAC</text:span></text:p>
          </draw:text-box>
        </draw:frame>
        <draw:custom-shape draw:style-name="gr1" draw:text-style-name="P7" draw:layer="layout" svg:width="1cm" svg:height="1cm" svg:x="15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8" draw:layer="layout" svg:width="1cm" svg:height="2cm" svg:x="27cm" svg:y="8.2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2.5cm" svg:height="1.5cm" draw:transform="rotate (1.5707963267949) translate (26.75cm 10.5cm)">
          <draw:text-box>
            <text:p text:style-name="P3"><text:span text:style-name="T5">BRAM</text:span></text:p>
          </draw:text-box>
        </draw:frame>
        <draw:frame draw:style-name="gr3" draw:text-style-name="P4" draw:layer="layout" svg:width="1.5cm" svg:height="1.5cm" svg:x="14.75cm" svg:y="8cm">
          <draw:text-box>
            <text:p text:style-name="P3"><text:span text:style-name="T1">CLB</text:span></text:p>
          </draw:text-box>
        </draw:frame>
        <draw:custom-shape draw:style-name="gr4" draw:text-style-name="P13" draw:layer="layout" svg:width="1cm" svg:height="1cm" svg:x="14cm" svg:y="8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1.5cm" svg:height="1.5cm" svg:x="13.75cm" svg:y="8cm">
          <draw:text-box>
            <text:p text:style-name="P3"><text:span text:style-name="T2">IO</text:span></text:p>
          </draw:text-box>
        </draw:frame>
        <draw:custom-shape draw:style-name="gr4" draw:text-style-name="P13" draw:layer="layout" svg:width="1cm" svg:height="1cm" svg:x="14cm" svg:y="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1.5cm" svg:height="1.5cm" svg:x="13.75cm" svg:y="9cm">
          <draw:text-box>
            <text:p text:style-name="P3"><text:span text:style-name="T2">IO</text:span></text:p>
          </draw:text-box>
        </draw:frame>
        <draw:custom-shape draw:style-name="gr1" draw:text-style-name="P7" draw:layer="layout" svg:width="1cm" svg:height="1cm" svg:x="15cm" svg:y="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5cm" svg:height="1.5cm" svg:x="14.75cm" svg:y="9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6cm" svg:y="8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5.75cm" svg:y="8cm">
          <draw:text-box>
            <text:p text:style-name="P3"><text:span text:style-name="T1">CLB</text:span></text:p>
          </draw:text-box>
        </draw:frame>
        <draw:custom-shape draw:style-name="gr5" draw:text-style-name="P7" draw:layer="layout" svg:width="1cm" svg:height="1cm" svg:x="17cm" svg:y="8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6.75cm" svg:y="8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6cm" svg:y="9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5.75cm" svg:y="9cm">
          <draw:text-box>
            <text:p text:style-name="P3"><text:span text:style-name="T1">CLB</text:span></text:p>
          </draw:text-box>
        </draw:frame>
        <draw:custom-shape draw:style-name="gr5" draw:text-style-name="P7" draw:layer="layout" svg:width="1cm" svg:height="1cm" svg:x="17cm" svg:y="9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6.75cm" svg:y="9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9cm" svg:y="8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8.75cm" svg:y="8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0cm" svg:y="8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9.75cm" svg:y="8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9cm" svg:y="9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8.75cm" svg:y="9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0cm" svg:y="9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9.75cm" svg:y="9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4cm" svg:y="8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3.75cm" svg:y="8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5cm" svg:y="8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4.75cm" svg:y="8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4cm" svg:y="9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3.75cm" svg:y="9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5cm" svg:y="9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4.75cm" svg:y="9cm">
          <draw:text-box>
            <text:p text:style-name="P3"><text:span text:style-name="T1">CLB</text:span></text:p>
          </draw:text-box>
        </draw:frame>
        <draw:custom-shape draw:style-name="gr7" draw:text-style-name="P8" draw:layer="layout" svg:width="1cm" svg:height="1cm" svg:x="18cm" svg:y="8.2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1.5cm" svg:height="1.5cm" svg:x="17.75cm" svg:y="8cm">
          <draw:text-box>
            <text:p text:style-name="P3"><text:span text:style-name="T4">REG</text:span></text:p>
          </draw:text-box>
        </draw:frame>
        <draw:custom-shape draw:style-name="gr7" draw:text-style-name="P8" draw:layer="layout" svg:width="1cm" svg:height="1cm" svg:x="18cm" svg:y="9.2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1.5cm" svg:height="1.5cm" svg:x="17.75cm" svg:y="9cm">
          <draw:text-box>
            <text:p text:style-name="P3"><text:span text:style-name="T4">REG</text:span></text:p>
          </draw:text-box>
        </draw:frame>
        <draw:custom-shape draw:style-name="gr8" draw:text-style-name="P10" draw:layer="layout" svg:width="1cm" svg:height="2cm" svg:x="23cm" svg:y="8.2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2.5cm" svg:height="1.5cm" draw:transform="rotate (1.5707963267949) translate (22.75cm 10.5cm)">
          <draw:text-box>
            <text:p text:style-name="P3"><text:span text:style-name="T5">MAC</text:span></text:p>
          </draw:text-box>
        </draw:frame>
        <draw:custom-shape draw:style-name="gr15" draw:text-style-name="P28" draw:layer="layout" svg:width="1cm" svg:height="2cm" svg:x="27cm" svg:y="6.2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2.5cm" svg:height="1.5cm" draw:transform="rotate (1.5707963267949) translate (26.75cm 8.5cm)">
          <draw:text-box>
            <text:p text:style-name="P3"><text:span text:style-name="T5">BRAM</text:span></text:p>
          </draw:text-box>
        </draw:frame>
        <draw:custom-shape draw:style-name="gr1" draw:text-style-name="P7" draw:layer="layout" svg:width="1cm" svg:height="1cm" svg:x="15cm" svg:y="10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5cm" svg:height="1.5cm" svg:x="14.75cm" svg:y="10cm">
          <draw:text-box>
            <text:p text:style-name="P3"><text:span text:style-name="T1">CLB</text:span></text:p>
          </draw:text-box>
        </draw:frame>
        <draw:custom-shape draw:style-name="gr4" draw:text-style-name="P13" draw:layer="layout" svg:width="1cm" svg:height="1cm" svg:x="14cm" svg:y="10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1.5cm" svg:height="1.5cm" svg:x="13.75cm" svg:y="10cm">
          <draw:text-box>
            <text:p text:style-name="P3"><text:span text:style-name="T2">IO</text:span></text:p>
          </draw:text-box>
        </draw:frame>
        <draw:custom-shape draw:style-name="gr4" draw:text-style-name="P13" draw:layer="layout" svg:width="1cm" svg:height="1cm" svg:x="14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1.5cm" svg:height="1.5cm" svg:x="13.75cm" svg:y="11cm">
          <draw:text-box>
            <text:p text:style-name="P3"><text:span text:style-name="T2">IO</text:span></text:p>
          </draw:text-box>
        </draw:frame>
        <draw:custom-shape draw:style-name="gr1" draw:text-style-name="P7" draw:layer="layout" svg:width="1cm" svg:height="1cm" svg:x="15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5cm" svg:height="1.5cm" svg:x="14.75cm" svg:y="11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6cm" svg:y="10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5.75cm" svg:y="10cm">
          <draw:text-box>
            <text:p text:style-name="P3"><text:span text:style-name="T1">CLB</text:span></text:p>
          </draw:text-box>
        </draw:frame>
        <draw:custom-shape draw:style-name="gr5" draw:text-style-name="P7" draw:layer="layout" svg:width="1cm" svg:height="1cm" svg:x="17cm" svg:y="10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6.75cm" svg:y="10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6cm" svg:y="11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5.75cm" svg:y="11cm">
          <draw:text-box>
            <text:p text:style-name="P3"><text:span text:style-name="T1">CLB</text:span></text:p>
          </draw:text-box>
        </draw:frame>
        <draw:custom-shape draw:style-name="gr5" draw:text-style-name="P7" draw:layer="layout" svg:width="1cm" svg:height="1cm" svg:x="17cm" svg:y="11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6.75cm" svg:y="11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9cm" svg:y="10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8.75cm" svg:y="10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0cm" svg:y="10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9.75cm" svg:y="10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9cm" svg:y="11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8.75cm" svg:y="11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0cm" svg:y="11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9.75cm" svg:y="11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4cm" svg:y="10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3.75cm" svg:y="10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5cm" svg:y="10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4.75cm" svg:y="10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4cm" svg:y="11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3.75cm" svg:y="11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5cm" svg:y="11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4.75cm" svg:y="11cm">
          <draw:text-box>
            <text:p text:style-name="P3"><text:span text:style-name="T1">CLB</text:span></text:p>
          </draw:text-box>
        </draw:frame>
        <draw:custom-shape draw:style-name="gr7" draw:text-style-name="P8" draw:layer="layout" svg:width="1cm" svg:height="1cm" svg:x="18cm" svg:y="10.2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1.5cm" svg:height="1.5cm" svg:x="17.75cm" svg:y="10cm">
          <draw:text-box>
            <text:p text:style-name="P3"><text:span text:style-name="T4">REG</text:span></text:p>
          </draw:text-box>
        </draw:frame>
        <draw:custom-shape draw:style-name="gr7" draw:text-style-name="P8" draw:layer="layout" svg:width="1cm" svg:height="1cm" svg:x="18cm" svg:y="11.2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1.5cm" svg:height="1.5cm" svg:x="17.75cm" svg:y="11cm">
          <draw:text-box>
            <text:p text:style-name="P3"><text:span text:style-name="T4">REG</text:span></text:p>
          </draw:text-box>
        </draw:frame>
        <draw:custom-shape draw:style-name="gr8" draw:text-style-name="P10" draw:layer="layout" svg:width="1cm" svg:height="2cm" svg:x="23cm" svg:y="10.2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2.5cm" svg:height="1.5cm" draw:transform="rotate (1.5707963267949) translate (22.75cm 12.5cm)">
          <draw:text-box>
            <text:p text:style-name="P3"><text:span text:style-name="T5">MAC</text:span></text:p>
          </draw:text-box>
        </draw:frame>
        <draw:custom-shape draw:style-name="gr1" draw:text-style-name="P7" draw:layer="layout" svg:width="1cm" svg:height="1cm" svg:x="15cm" svg:y="1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8" draw:layer="layout" svg:width="1cm" svg:height="2cm" svg:x="27cm" svg:y="12.2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2.5cm" svg:height="1.5cm" draw:transform="rotate (1.5707963267949) translate (26.75cm 14.5cm)">
          <draw:text-box>
            <text:p text:style-name="P3"><text:span text:style-name="T5">BRAM</text:span></text:p>
          </draw:text-box>
        </draw:frame>
        <draw:frame draw:style-name="gr3" draw:text-style-name="P4" draw:layer="layout" svg:width="1.5cm" svg:height="1.5cm" svg:x="14.75cm" svg:y="12cm">
          <draw:text-box>
            <text:p text:style-name="P3"><text:span text:style-name="T1">CLB</text:span></text:p>
          </draw:text-box>
        </draw:frame>
        <draw:custom-shape draw:style-name="gr4" draw:text-style-name="P13" draw:layer="layout" svg:width="1cm" svg:height="1cm" svg:x="14cm" svg:y="1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1.5cm" svg:height="1.5cm" svg:x="13.75cm" svg:y="12cm">
          <draw:text-box>
            <text:p text:style-name="P3"><text:span text:style-name="T2">IO</text:span></text:p>
          </draw:text-box>
        </draw:frame>
        <draw:custom-shape draw:style-name="gr4" draw:text-style-name="P13" draw:layer="layout" svg:width="1cm" svg:height="1cm" svg:x="14cm" svg:y="13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1.5cm" svg:height="1.5cm" svg:x="13.75cm" svg:y="13.001cm">
          <draw:text-box>
            <text:p text:style-name="P3"><text:span text:style-name="T2">IO</text:span></text:p>
          </draw:text-box>
        </draw:frame>
        <draw:custom-shape draw:style-name="gr1" draw:text-style-name="P7" draw:layer="layout" svg:width="1cm" svg:height="1cm" svg:x="15cm" svg:y="13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5cm" svg:height="1.5cm" svg:x="14.75cm" svg:y="13.001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6cm" svg:y="12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5.75cm" svg:y="12cm">
          <draw:text-box>
            <text:p text:style-name="P3"><text:span text:style-name="T1">CLB</text:span></text:p>
          </draw:text-box>
        </draw:frame>
        <draw:custom-shape draw:style-name="gr5" draw:text-style-name="P7" draw:layer="layout" svg:width="1cm" svg:height="1cm" svg:x="17cm" svg:y="12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6.75cm" svg:y="12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6cm" svg:y="13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5.75cm" svg:y="13.001cm">
          <draw:text-box>
            <text:p text:style-name="P3"><text:span text:style-name="T1">CLB</text:span></text:p>
          </draw:text-box>
        </draw:frame>
        <draw:custom-shape draw:style-name="gr5" draw:text-style-name="P7" draw:layer="layout" svg:width="1cm" svg:height="1cm" svg:x="17cm" svg:y="13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6.75cm" svg:y="13.001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9cm" svg:y="12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8.75cm" svg:y="12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0cm" svg:y="12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9.75cm" svg:y="12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9cm" svg:y="13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8.75cm" svg:y="13.001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0cm" svg:y="13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9.75cm" svg:y="13.001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4cm" svg:y="12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3.75cm" svg:y="12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5cm" svg:y="12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4.75cm" svg:y="12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4cm" svg:y="13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3.75cm" svg:y="13.001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5cm" svg:y="13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4.75cm" svg:y="13.001cm">
          <draw:text-box>
            <text:p text:style-name="P3"><text:span text:style-name="T1">CLB</text:span></text:p>
          </draw:text-box>
        </draw:frame>
        <draw:custom-shape draw:style-name="gr7" draw:text-style-name="P8" draw:layer="layout" svg:width="1cm" svg:height="1cm" svg:x="18cm" svg:y="12.2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1.5cm" svg:height="1.5cm" svg:x="17.75cm" svg:y="12cm">
          <draw:text-box>
            <text:p text:style-name="P3"><text:span text:style-name="T4">REG</text:span></text:p>
          </draw:text-box>
        </draw:frame>
        <draw:custom-shape draw:style-name="gr7" draw:text-style-name="P8" draw:layer="layout" svg:width="1cm" svg:height="1cm" svg:x="18cm" svg:y="13.2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1.5cm" svg:height="1.5cm" svg:x="17.75cm" svg:y="13.001cm">
          <draw:text-box>
            <text:p text:style-name="P3"><text:span text:style-name="T4">REG</text:span></text:p>
          </draw:text-box>
        </draw:frame>
        <draw:custom-shape draw:style-name="gr8" draw:text-style-name="P10" draw:layer="layout" svg:width="1cm" svg:height="2cm" svg:x="23cm" svg:y="12.2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2.5cm" svg:height="1.5cm" draw:transform="rotate (1.5707963267949) translate (22.75cm 14.5cm)">
          <draw:text-box>
            <text:p text:style-name="P3"><text:span text:style-name="T5">MAC</text:span></text:p>
          </draw:text-box>
        </draw:frame>
        <draw:custom-shape draw:style-name="gr15" draw:text-style-name="P28" draw:layer="layout" svg:width="1cm" svg:height="2cm" svg:x="27cm" svg:y="10.2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2.5cm" svg:height="1.5cm" draw:transform="rotate (1.5707963267949) translate (26.75cm 12.5cm)">
          <draw:text-box>
            <text:p text:style-name="P3"><text:span text:style-name="T5">SRAM</text:span></text:p>
          </draw:text-box>
        </draw:frame>
        <draw:custom-shape draw:style-name="gr1" draw:text-style-name="P7" draw:layer="layout" svg:width="1cm" svg:height="1cm" svg:x="15cm" svg:y="1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8" draw:layer="layout" svg:width="1cm" svg:height="2cm" svg:x="27cm" svg:y="14.2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2.5cm" svg:height="1.5cm" draw:transform="rotate (1.5707963267949) translate (26.75cm 16.5cm)">
          <draw:text-box>
            <text:p text:style-name="P3"><text:span text:style-name="T5">BRAM</text:span></text:p>
          </draw:text-box>
        </draw:frame>
        <draw:frame draw:style-name="gr3" draw:text-style-name="P4" draw:layer="layout" svg:width="1.5cm" svg:height="1.5cm" svg:x="14.75cm" svg:y="14cm">
          <draw:text-box>
            <text:p text:style-name="P3"><text:span text:style-name="T1">CLB</text:span></text:p>
          </draw:text-box>
        </draw:frame>
        <draw:custom-shape draw:style-name="gr4" draw:text-style-name="P13" draw:layer="layout" svg:width="1cm" svg:height="1cm" svg:x="14cm" svg:y="1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1.5cm" svg:height="1.5cm" svg:x="13.75cm" svg:y="14cm">
          <draw:text-box>
            <text:p text:style-name="P3"><text:span text:style-name="T2">IO</text:span></text:p>
          </draw:text-box>
        </draw:frame>
        <draw:custom-shape draw:style-name="gr4" draw:text-style-name="P13" draw:layer="layout" svg:width="1cm" svg:height="1cm" svg:x="14cm" svg:y="15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1.5cm" svg:height="1.5cm" svg:x="13.75cm" svg:y="15cm">
          <draw:text-box>
            <text:p text:style-name="P3"><text:span text:style-name="T2">IO</text:span></text:p>
          </draw:text-box>
        </draw:frame>
        <draw:custom-shape draw:style-name="gr1" draw:text-style-name="P7" draw:layer="layout" svg:width="1cm" svg:height="1cm" svg:x="15cm" svg:y="15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5cm" svg:height="1.5cm" svg:x="14.75cm" svg:y="15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6cm" svg:y="14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5.75cm" svg:y="14cm">
          <draw:text-box>
            <text:p text:style-name="P3"><text:span text:style-name="T1">CLB</text:span></text:p>
          </draw:text-box>
        </draw:frame>
        <draw:custom-shape draw:style-name="gr5" draw:text-style-name="P7" draw:layer="layout" svg:width="1cm" svg:height="1cm" svg:x="17cm" svg:y="14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6.75cm" svg:y="14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6cm" svg:y="15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5.75cm" svg:y="15cm">
          <draw:text-box>
            <text:p text:style-name="P3"><text:span text:style-name="T1">CLB</text:span></text:p>
          </draw:text-box>
        </draw:frame>
        <draw:custom-shape draw:style-name="gr5" draw:text-style-name="P7" draw:layer="layout" svg:width="1cm" svg:height="1cm" svg:x="17cm" svg:y="15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6.75cm" svg:y="15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9cm" svg:y="14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8.75cm" svg:y="14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0cm" svg:y="14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9.75cm" svg:y="14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9cm" svg:y="15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8.75cm" svg:y="15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0cm" svg:y="15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9.75cm" svg:y="15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4cm" svg:y="14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3.75cm" svg:y="14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5cm" svg:y="14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4.75cm" svg:y="14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4cm" svg:y="15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3.75cm" svg:y="15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5cm" svg:y="15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4.75cm" svg:y="15cm">
          <draw:text-box>
            <text:p text:style-name="P3"><text:span text:style-name="T1">CLB</text:span></text:p>
          </draw:text-box>
        </draw:frame>
        <draw:custom-shape draw:style-name="gr7" draw:text-style-name="P8" draw:layer="layout" svg:width="1cm" svg:height="1cm" svg:x="18cm" svg:y="14.2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1.5cm" svg:height="1.5cm" svg:x="17.75cm" svg:y="14cm">
          <draw:text-box>
            <text:p text:style-name="P3"><text:span text:style-name="T4">REG</text:span></text:p>
          </draw:text-box>
        </draw:frame>
        <draw:custom-shape draw:style-name="gr7" draw:text-style-name="P8" draw:layer="layout" svg:width="1cm" svg:height="1cm" svg:x="18cm" svg:y="15.2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1.5cm" svg:height="1.5cm" svg:x="17.75cm" svg:y="15cm">
          <draw:text-box>
            <text:p text:style-name="P3"><text:span text:style-name="T4">REG</text:span></text:p>
          </draw:text-box>
        </draw:frame>
        <draw:custom-shape draw:style-name="gr8" draw:text-style-name="P10" draw:layer="layout" svg:width="1cm" svg:height="2cm" svg:x="23cm" svg:y="14.2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2.5cm" svg:height="1.5cm" draw:transform="rotate (1.5707963267949) translate (22.75cm 16.5cm)">
          <draw:text-box>
            <text:p text:style-name="P3"><text:span text:style-name="T5">MAC</text:span></text:p>
          </draw:text-box>
        </draw:frame>
        <draw:custom-shape draw:style-name="gr15" draw:text-style-name="P28" draw:layer="layout" svg:width="1cm" svg:height="2cm" draw:transform="rotate (-1.5707963267949) translate (6.497cm 9.997cm)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2.5cm" svg:height="1.5cm" svg:x="4.247cm" svg:y="9.747cm">
          <draw:text-box>
            <text:p text:style-name="P3"><text:span text:style-name="T5">BRAM</text:span></text:p>
          </draw:text-box>
        </draw:frame>
        <draw:custom-shape draw:style-name="gr6" draw:text-style-name="P2" draw:layer="layout" svg:width="1cm" svg:height="1cm" svg:x="26cm" svg:y="1.2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25.75cm" svg:y="1cm">
          <draw:text-box>
            <text:p text:style-name="P3"><text:span text:style-name="T3">TERM</text:span></text:p>
          </draw:text-box>
        </draw:frame>
        <draw:custom-shape draw:style-name="gr1" draw:text-style-name="P7" draw:layer="layout" svg:width="1cm" svg:height="1cm" svg:x="26cm" svg:y="2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5.75cm" svg:y="2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6cm" svg:y="3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5.75cm" svg:y="3cm">
          <draw:text-box>
            <text:p text:style-name="P3"><text:span text:style-name="T1">CLB</text:span></text:p>
          </draw:text-box>
        </draw:frame>
        <draw:custom-shape draw:style-name="gr1" draw:text-style-name="P1" draw:layer="layout" svg:width="1cm" svg:height="1cm" svg:x="26cm" svg:y="4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5.75cm" svg:y="4cm">
          <draw:text-box>
            <text:p text:style-name="P3"><text:span text:style-name="T1">CLB</text:span></text:p>
          </draw:text-box>
        </draw:frame>
        <draw:custom-shape draw:style-name="gr1" draw:text-style-name="P1" draw:layer="layout" svg:width="1cm" svg:height="1cm" svg:x="26cm" svg:y="5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5.75cm" svg:y="5.002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6cm" svg:y="6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5.75cm" svg:y="6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6cm" svg:y="7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5.75cm" svg:y="7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6cm" svg:y="8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5.75cm" svg:y="8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6cm" svg:y="9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5.75cm" svg:y="9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6cm" svg:y="10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5.75cm" svg:y="10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6cm" svg:y="11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5.75cm" svg:y="11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6cm" svg:y="12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5.75cm" svg:y="12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6cm" svg:y="13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5.75cm" svg:y="13.001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6cm" svg:y="14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5.75cm" svg:y="14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6cm" svg:y="15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5.75cm" svg:y="15cm">
          <draw:text-box>
            <text:p text:style-name="P3"><text:span text:style-name="T1">CLB</text:span></text:p>
          </draw:text-box>
        </draw:frame>
        <draw:frame draw:style-name="gr3" draw:text-style-name="P6" draw:layer="layout" svg:width="1.5cm" svg:height="1.5cm" svg:x="24.75cm" svg:y="1cm">
          <draw:text-box>
            <text:p text:style-name="P3"><text:span text:style-name="T3">TERM</text:span></text:p>
          </draw:text-box>
        </draw:frame>
        <draw:custom-shape draw:style-name="gr6" draw:text-style-name="P2" draw:layer="layout" svg:width="1cm" svg:height="1cm" svg:x="21cm" svg:y="1.2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20.75cm" svg:y="1cm">
          <draw:text-box>
            <text:p text:style-name="P3"><text:span text:style-name="T3">TERM</text:span></text:p>
          </draw:text-box>
        </draw:frame>
        <draw:custom-shape draw:style-name="gr6" draw:text-style-name="P2" draw:layer="layout" svg:width="1cm" svg:height="1cm" svg:x="22cm" svg:y="1.2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21.75cm" svg:y="1cm">
          <draw:text-box>
            <text:p text:style-name="P3"><text:span text:style-name="T3">TERM</text:span></text:p>
          </draw:text-box>
        </draw:frame>
        <draw:custom-shape draw:style-name="gr1" draw:text-style-name="P7" draw:layer="layout" svg:width="1cm" svg:height="1cm" svg:x="21cm" svg:y="2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0.75cm" svg:y="2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2cm" svg:y="2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1.75cm" svg:y="2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1cm" svg:y="3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0.75cm" svg:y="3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2cm" svg:y="3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1.75cm" svg:y="3cm">
          <draw:text-box>
            <text:p text:style-name="P3"><text:span text:style-name="T1">CLB</text:span></text:p>
          </draw:text-box>
        </draw:frame>
        <draw:custom-shape draw:style-name="gr1" draw:text-style-name="P1" draw:layer="layout" svg:width="1cm" svg:height="1cm" svg:x="21cm" svg:y="4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0.75cm" svg:y="4cm">
          <draw:text-box>
            <text:p text:style-name="P3"><text:span text:style-name="T1">CLB</text:span></text:p>
          </draw:text-box>
        </draw:frame>
        <draw:custom-shape draw:style-name="gr1" draw:text-style-name="P1" draw:layer="layout" svg:width="1cm" svg:height="1cm" svg:x="22cm" svg:y="4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1.75cm" svg:y="4cm">
          <draw:text-box>
            <text:p text:style-name="P3"><text:span text:style-name="T1">CLB</text:span></text:p>
          </draw:text-box>
        </draw:frame>
        <draw:custom-shape draw:style-name="gr1" draw:text-style-name="P1" draw:layer="layout" svg:width="1cm" svg:height="1cm" svg:x="21cm" svg:y="5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0.75cm" svg:y="5.002cm">
          <draw:text-box>
            <text:p text:style-name="P3"><text:span text:style-name="T1">CLB</text:span></text:p>
          </draw:text-box>
        </draw:frame>
        <draw:custom-shape draw:style-name="gr1" draw:text-style-name="P1" draw:layer="layout" svg:width="1cm" svg:height="1cm" svg:x="22cm" svg:y="5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1.75cm" svg:y="5.002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1cm" svg:y="6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0.75cm" svg:y="6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2cm" svg:y="6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1.75cm" svg:y="6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1cm" svg:y="7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0.75cm" svg:y="7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2cm" svg:y="7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1.75cm" svg:y="7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1cm" svg:y="8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0.75cm" svg:y="8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2cm" svg:y="8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1.75cm" svg:y="8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1cm" svg:y="9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0.75cm" svg:y="9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2cm" svg:y="9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1.75cm" svg:y="9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1cm" svg:y="10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0.75cm" svg:y="10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2cm" svg:y="10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1.75cm" svg:y="10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1cm" svg:y="11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0.75cm" svg:y="11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2cm" svg:y="11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1.75cm" svg:y="11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1cm" svg:y="12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0.75cm" svg:y="12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2cm" svg:y="12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1.75cm" svg:y="12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1cm" svg:y="13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0.75cm" svg:y="13.001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2cm" svg:y="13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1.75cm" svg:y="13.001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1cm" svg:y="14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0.75cm" svg:y="14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2cm" svg:y="14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1.75cm" svg:y="14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1cm" svg:y="15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0.75cm" svg:y="15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2cm" svg:y="15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1.75cm" svg:y="15cm">
          <draw:text-box>
            <text:p text:style-name="P3"><text:span text:style-name="T1">CLB</text:span></text:p>
          </draw:text-box>
        </draw:frame>
        <draw:custom-shape draw:style-name="gr6" draw:text-style-name="P2" draw:layer="layout" svg:width="1cm" svg:height="1cm" svg:x="26cm" svg:y="18.2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25.75cm" svg:y="18cm">
          <draw:text-box>
            <text:p text:style-name="P3"><text:span text:style-name="T3">TERM</text:span></text:p>
          </draw:text-box>
        </draw:frame>
        <draw:custom-shape draw:style-name="gr6" draw:text-style-name="P2" draw:layer="layout" svg:width="1cm" svg:height="1cm" svg:x="25cm" svg:y="18.2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24.75cm" svg:y="18cm">
          <draw:text-box>
            <text:p text:style-name="P3"><text:span text:style-name="T3">TERM</text:span></text:p>
          </draw:text-box>
        </draw:frame>
        <draw:custom-shape draw:style-name="gr6" draw:text-style-name="P2" draw:layer="layout" svg:width="1cm" svg:height="1cm" svg:x="24cm" svg:y="18.2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23.75cm" svg:y="18cm">
          <draw:text-box>
            <text:p text:style-name="P3"><text:span text:style-name="T3">TERM</text:span></text:p>
          </draw:text-box>
        </draw:frame>
        <draw:custom-shape draw:style-name="gr6" draw:text-style-name="P2" draw:layer="layout" svg:width="1cm" svg:height="1cm" svg:x="16cm" svg:y="18.2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15.75cm" svg:y="18cm">
          <draw:text-box>
            <text:p text:style-name="P3"><text:span text:style-name="T3">TERM</text:span></text:p>
          </draw:text-box>
        </draw:frame>
        <draw:custom-shape draw:style-name="gr6" draw:text-style-name="P2" draw:layer="layout" svg:width="1cm" svg:height="1cm" svg:x="17cm" svg:y="18.2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16.75cm" svg:y="18cm">
          <draw:text-box>
            <text:p text:style-name="P3"><text:span text:style-name="T3">TERM</text:span></text:p>
          </draw:text-box>
        </draw:frame>
        <draw:custom-shape draw:style-name="gr2" draw:text-style-name="P2" draw:layer="layout" svg:width="1cm" svg:height="1cm" svg:x="16cm" svg:y="1.2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15.75cm" svg:y="1cm">
          <draw:text-box>
            <text:p text:style-name="P3"><text:span text:style-name="T3">TERM</text:span></text:p>
          </draw:text-box>
        </draw:frame>
        <draw:custom-shape draw:style-name="gr2" draw:text-style-name="P2" draw:layer="layout" svg:width="1cm" svg:height="1cm" svg:x="15cm" svg:y="1.2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14.75cm" svg:y="1cm">
          <draw:text-box>
            <text:p text:style-name="P3"><text:span text:style-name="T3">TERM</text:span></text:p>
          </draw:text-box>
        </draw:frame>
        <draw:custom-shape draw:style-name="gr1" draw:text-style-name="P7" draw:layer="layout" svg:width="1cm" svg:height="1cm" svg:x="15cm" svg:y="1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8" draw:layer="layout" svg:width="1cm" svg:height="2cm" svg:x="27cm" svg:y="16.2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2.5cm" svg:height="1.5cm" draw:transform="rotate (1.5707963267949) translate (26.75cm 18.5cm)">
          <draw:text-box>
            <text:p text:style-name="P3"><text:span text:style-name="T5">BRAM</text:span></text:p>
          </draw:text-box>
        </draw:frame>
        <draw:frame draw:style-name="gr3" draw:text-style-name="P4" draw:layer="layout" svg:width="1.5cm" svg:height="1.5cm" svg:x="14.75cm" svg:y="16cm">
          <draw:text-box>
            <text:p text:style-name="P3"><text:span text:style-name="T1">CLB</text:span></text:p>
          </draw:text-box>
        </draw:frame>
        <draw:custom-shape draw:style-name="gr4" draw:text-style-name="P13" draw:layer="layout" svg:width="1cm" svg:height="1cm" svg:x="14cm" svg:y="16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1.5cm" svg:height="1.5cm" svg:x="13.75cm" svg:y="16cm">
          <draw:text-box>
            <text:p text:style-name="P3"><text:span text:style-name="T2">IO</text:span></text:p>
          </draw:text-box>
        </draw:frame>
        <draw:custom-shape draw:style-name="gr4" draw:text-style-name="P13" draw:layer="layout" svg:width="1cm" svg:height="1cm" svg:x="14cm" svg:y="17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1.5cm" svg:height="1.5cm" svg:x="13.75cm" svg:y="17cm">
          <draw:text-box>
            <text:p text:style-name="P3"><text:span text:style-name="T2">IO</text:span></text:p>
          </draw:text-box>
        </draw:frame>
        <draw:custom-shape draw:style-name="gr1" draw:text-style-name="P7" draw:layer="layout" svg:width="1cm" svg:height="1cm" svg:x="15cm" svg:y="17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1.5cm" svg:height="1.5cm" svg:x="14.75cm" svg:y="17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6cm" svg:y="16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5.75cm" svg:y="16cm">
          <draw:text-box>
            <text:p text:style-name="P3"><text:span text:style-name="T1">CLB</text:span></text:p>
          </draw:text-box>
        </draw:frame>
        <draw:custom-shape draw:style-name="gr5" draw:text-style-name="P7" draw:layer="layout" svg:width="1cm" svg:height="1cm" svg:x="17cm" svg:y="16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6.75cm" svg:y="16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6cm" svg:y="17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5.75cm" svg:y="17cm">
          <draw:text-box>
            <text:p text:style-name="P3"><text:span text:style-name="T1">CLB</text:span></text:p>
          </draw:text-box>
        </draw:frame>
        <draw:custom-shape draw:style-name="gr5" draw:text-style-name="P7" draw:layer="layout" svg:width="1cm" svg:height="1cm" svg:x="17cm" svg:y="17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6.75cm" svg:y="17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9cm" svg:y="16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8.75cm" svg:y="16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0cm" svg:y="16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9.75cm" svg:y="16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19cm" svg:y="17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8.75cm" svg:y="17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0cm" svg:y="17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19.75cm" svg:y="17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4cm" svg:y="16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3.75cm" svg:y="16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5cm" svg:y="16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4.75cm" svg:y="16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4cm" svg:y="17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3.75cm" svg:y="17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5cm" svg:y="17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4.75cm" svg:y="17cm">
          <draw:text-box>
            <text:p text:style-name="P3"><text:span text:style-name="T1">CLB</text:span></text:p>
          </draw:text-box>
        </draw:frame>
        <draw:custom-shape draw:style-name="gr7" draw:text-style-name="P8" draw:layer="layout" svg:width="1cm" svg:height="1cm" svg:x="18cm" svg:y="16.2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1.5cm" svg:height="1.5cm" svg:x="17.75cm" svg:y="16cm">
          <draw:text-box>
            <text:p text:style-name="P3"><text:span text:style-name="T4">REG</text:span></text:p>
          </draw:text-box>
        </draw:frame>
        <draw:custom-shape draw:style-name="gr7" draw:text-style-name="P8" draw:layer="layout" svg:width="1cm" svg:height="1cm" svg:x="18cm" svg:y="17.25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1.5cm" svg:height="1.5cm" svg:x="17.75cm" svg:y="17cm">
          <draw:text-box>
            <text:p text:style-name="P3"><text:span text:style-name="T4">REG</text:span></text:p>
          </draw:text-box>
        </draw:frame>
        <draw:custom-shape draw:style-name="gr8" draw:text-style-name="P10" draw:layer="layout" svg:width="1cm" svg:height="2cm" svg:x="23cm" svg:y="16.2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2.5cm" svg:height="1.5cm" draw:transform="rotate (1.5707963267949) translate (22.75cm 18.5cm)">
          <draw:text-box>
            <text:p text:style-name="P3"><text:span text:style-name="T5">MAC</text:span></text:p>
          </draw:text-box>
        </draw:frame>
        <draw:custom-shape draw:style-name="gr1" draw:text-style-name="P7" draw:layer="layout" svg:width="1cm" svg:height="1cm" svg:x="26cm" svg:y="16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5.75cm" svg:y="16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6cm" svg:y="17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5.75cm" svg:y="17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1cm" svg:y="16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0.75cm" svg:y="16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2cm" svg:y="16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1.75cm" svg:y="16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1cm" svg:y="17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0.75cm" svg:y="17cm">
          <draw:text-box>
            <text:p text:style-name="P3"><text:span text:style-name="T1">CLB</text:span></text:p>
          </draw:text-box>
        </draw:frame>
        <draw:custom-shape draw:style-name="gr1" draw:text-style-name="P7" draw:layer="layout" svg:width="1cm" svg:height="1cm" svg:x="22cm" svg:y="17.2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5cm" svg:height="1.5cm" svg:x="21.75cm" svg:y="17cm">
          <draw:text-box>
            <text:p text:style-name="P3"><text:span text:style-name="T1">CLB</text:span></text:p>
          </draw:text-box>
        </draw:frame>
        <draw:custom-shape draw:style-name="gr9" draw:text-style-name="P12" draw:layer="layout" svg:width="1cm" svg:height="1cm" svg:x="19cm" svg:y="18.2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18.75cm" svg:y="18cm">
          <draw:text-box>
            <text:p text:style-name="P3"><text:span text:style-name="T2">ADC</text:span></text:p>
          </draw:text-box>
        </draw:frame>
        <draw:custom-shape draw:style-name="gr10" draw:text-style-name="P14" draw:layer="layout" svg:width="1cm" svg:height="1cm" svg:x="21cm" svg:y="18.25cm">
          <text:p/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1.5cm" svg:height="1.5cm" svg:x="20.75cm" svg:y="18cm">
          <draw:text-box>
            <text:p text:style-name="P3"><text:span text:style-name="T6">DAC</text:span></text:p>
          </draw:text-box>
        </draw:frame>
        <draw:custom-shape draw:style-name="gr9" draw:text-style-name="P12" draw:layer="layout" svg:width="1cm" svg:height="1cm" svg:x="20cm" svg:y="18.2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5cm" svg:height="1.5cm" svg:x="19.75cm" svg:y="18cm">
          <draw:text-box>
            <text:p text:style-name="P3"><text:span text:style-name="T2">ADC</text:span></text:p>
          </draw:text-box>
        </draw:frame>
        <draw:custom-shape draw:style-name="gr10" draw:text-style-name="P14" draw:layer="layout" svg:width="1cm" svg:height="1cm" svg:x="22cm" svg:y="18.25cm">
          <text:p/>
          <draw:enhanced-geometry svg:viewBox="0 0 21600 21600" draw:type="rectangle" draw:enhanced-path="M 0 0 L 21600 0 21600 21600 0 21600 0 0 Z N"/>
        </draw:custom-shape>
        <draw:frame draw:style-name="gr3" draw:text-style-name="P15" draw:layer="layout" svg:width="1.5cm" svg:height="1.5cm" svg:x="21.75cm" svg:y="18cm">
          <draw:text-box>
            <text:p text:style-name="P3"><text:span text:style-name="T6">DAC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9T14:12:04.983716054</meta:creation-date>
    <dc:date>2025-05-17T16:11:20.991536374</dc:date>
    <meta:editing-duration>PT6H46M44S</meta:editing-duration>
    <meta:editing-cycles>151</meta:editing-cycles>
    <meta:generator>LibreOffice/25.2.2.2$Linux_X86_64 LibreOffice_project/520$Build-2</meta:generator>
    <meta:print-date>2025-04-10T12:06:43.756703355</meta:print-date>
    <meta:printed-by>PDF-Dateien</meta:printed-by>
    <meta:document-statistic meta:object-count="496"/>
  </office:meta>
</office:document-meta>
</file>